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0.6979in" style:rel-column-width="6602*"/>
    </style:style>
    <style:style style:name="Table2.B" style:family="table-column">
      <style:table-column-properties style:column-width="6.2292in" style:rel-column-width="58933*"/>
    </style:style>
    <style:style style:name="Table2.A1" style:family="table-cell">
      <style:table-cell-properties fo:padding="0.0382in" fo:border-left="0.0007in solid #000000" fo:border-right="none" fo:border-top="0.0007in solid #000000" fo:border-bottom="0.0007in solid #000000"/>
    </style:style>
    <style:style style:name="Table2.A2" style:family="table-cell" style:data-style-name="N37">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P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 style:family="paragraph" style:parent-style-name="Table_20_Contents">
      <style:paragraph-properties fo:text-align="start" style:justify-single-word="false"/>
      <style:text-properties fo:font-size="12pt" fo:font-weight="bold" style:font-size-asian="12pt" style:font-weight-asian="bold" style:font-size-complex="12pt"/>
    </style:style>
    <style:style style:name="P3" style:family="paragraph" style:parent-style-name="Standard">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P6" style:family="paragraph" style:parent-style-name="Standard">
      <style:paragraph-properties fo:line-height="100%" fo:text-align="start" style:justify-single-word="false" fo:background-color="#ffffff">
        <style:background-image/>
      </style:paragraph-properties>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 style:family="text">
      <style:text-properties style:font-weight-complex="bold"/>
    </style:style>
    <style:style style:name="T2" style:family="text">
      <style:text-properties style:font-name="Times New Roman" style:font-name-complex="Times New Roman1"/>
    </style:style>
    <style:style style:name="T3" style:family="text">
      <style:text-properties style:font-name="Times New Roman" style:font-name-complex="Times New Roman1" style:font-weight-complex="bold"/>
    </style:style>
    <style:style style:name="T4" style:family="text">
      <style:text-properties style:font-name="Times New Roman" style:font-weight-complex="bold"/>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EW CARE ASSOCIATES</text:p>
      <text:p text:style-name="P4"/>
      <text:p text:style-name="P4">Behavioral Log/IIH/Therapist</text:p>
      <text:p text:style-name="P4"/>
      <text:p text:style-name="P3">Name: <text:s/>Marcus Judge<text:tab/><text:tab/><text:tab/><text:tab/> <text:s text:c="24"/>Date: <text:s/>1/15/18 </text:p>
      <text:p text:style-name="P3">Referral Agency: <text:s/>PC <text:s text:c="13"/><text:tab/><text:tab/><text:tab/><text:tab/> <text:s text:c="11"/>Program: <text:s/>In-Home Supports</text:p>
      <text:p text:style-name="P5">Behavioral Services Rendered: <text:s/>ABA SERVICES</text:p>
      <text:p text:style-name="P5"/>
      <table:table table:name="Table2" table:style-name="Table2">
        <table:table-column table:style-name="Table2.A"/>
        <table:table-column table:style-name="Table2.B"/>
        <table:table-row>
          <table:table-cell table:style-name="Table2.A1" office:value-type="string">
            <text:p text:style-name="P1">Date</text:p>
          </table:table-cell>
          <table:table-cell table:style-name="Table2.A1" office:value-type="string">
            <text:p text:style-name="P1">Narrative: <text:s/>Please indicate the nature of the interaction and current status of the individual.</text:p>
          </table:table-cell>
        </table:table-row>
        <table:table-row>
          <table:table-cell table:style-name="Table2.A2" office:value-type="date" office:date-value="2018-01-15">
            <text:p text:style-name="P1">01/15/18</text:p>
          </table:table-cell>
          <table:table-cell table:style-name="Table2.B2" office:value-type="string">
            <text:p text:style-name="P2"><text:span text:style-name="T1">On 01/15/18 Master's</text:span><text:span text:style-name="T3"> level services were provided by Mirielle Toussaint. </text:span><text:span text:style-name="T1">The focus of concentration centered on the following: No significant changes noted for this session. This individual will receive information/assistance on increasing focus level and self-confident, decreasing anxiety, developing patient and effective interaction skills and making appropriate eye contact. S</text:span><text:span text:style-name="T2">ession began by gathering information on client's recent behavioral patterns. </text:span>Caregiver said that client seems to very excited to meet with his father, receive assitance in completing homework assigments and watch TV. Worker empathized with caregiver for the aformentioned excellent news. In addition, worker and caregiver joined client to eat dinner and assisted him to watch his favorite TV show. <text:s/>In addition, worker reviewed client weekly journal with him. He said that for the past week, everthing has been working well for him and that he feels very happy. Client also said that he is doing pretty well at school and receives As and Bs for his school assigments. Worker praised client and encouraged to continue with the good job. <text:s/>Finally, worker help client to label some draws, which have been set up to help client becoming independent or get him ready on his own for school.</text:p>
            <text:p text:style-name="P2"><text:span text:style-name="T4"/></text:p>
            <text:p text:style-name="P2"><text:span text:style-name="T4"/></text:p>
            <text:p text:style-name="P2"><text:span text:style-name="T4">During meeting, client <text:s/>appeared happy and excited. Client was able to order dinner for his mother along with worker. Client also stated that he would like to have dinner with worker once more . Moreover, he was very resposive to verbal prompts. <text:s/></text:span></text:p>
            <text:p text:style-name="P6"/>
            <text:p text:style-name="P6"/>
            <text:p text:style-name="P6">Staff Name: Mirielle Toussaint</text:p>
            <text:p text:style-name="P6"/>
            <text:p text:style-name="P6"/>
            <text:p text:style-name="P6"/>
            <text:p text:style-name="P6"/>
            <text:p text:style-name="P6"/>
            <text:p text:style-name="P6"/>
            <text:p text:style-name="P6"/>
            <text:p text:style-name="P6"/>
            <text:p text:style-name="P6">Signatur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5T15:43:39.53</meta:creation-date>
    <dc:date>2018-02-05T16:18:34.86</dc:date>
    <meta:editing-duration>PT19M42S</meta:editing-duration>
    <meta:editing-cycles>4</meta:editing-cycles>
    <meta:generator>OpenOffice/4.1.2$Win32 OpenOffice.org_project/412m3$Build-9782</meta:generator>
    <meta:document-statistic meta:table-count="1" meta:image-count="0" meta:object-count="0" meta:page-count="1" meta:paragraph-count="12" meta:word-count="280" meta:character-count="1889"/>
  </office:meta>
</office:document-meta>
</file>